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08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" style:family="paragraph">
      <style:paragraph-properties fo:margin-left="0cm" fo:margin-right="0cm" fo:text-indent="0cm"/>
      <style:text-properties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583cm" svg:height="1.195cm" svg:x="1.117cm" svg:y="2.08cm">
          <draw:text-box>
            <text:p text:style-name="P1"><text:span text:style-name="T1">QNetworkReply* </text:span><text:span text:style-name="T2">QNetworkAccessManager::get</text:span><text:span text:style-name="T1">( QNetworkRequest* )</text:span></text:p>
          </draw:text-box>
        </draw:frame>
        <draw:custom-shape draw:style-name="gr2" draw:text-style-name="P3" draw:layer="layout" svg:width="27.7cm" svg:height="1.738cm" svg:x="1cm" svg:y="1.73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esper K. Pedersen</meta:initial-creator>
    <meta:creation-date>2008-08-20T15:36:11</meta:creation-date>
    <dc:creator>Jesper K. Pedersen</dc:creator>
    <dc:date>2008-08-20T15:45:05</dc:date>
    <meta:editing-cycles>4</meta:editing-cycles>
    <meta:editing-duration>PT6M34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